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 style:may-break-between-rows="true" table:border-model="collapsing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3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6pt" style:font-size-asian="16pt" style:font-size-complex="16pt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paragraph-rsid="000fc3b3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0fc3b3"/>
    </style:style>
    <style:style style:name="P8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paragraph-rsid="0011b1ce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8pt" fo:font-weight="normal" officeooo:paragraph-rsid="0011b1ce" style:font-size-asian="18pt" style:font-weight-asian="normal" style:font-size-complex="18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6pt" fo:font-weight="normal" officeooo:paragraph-rsid="0011b1ce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fo:font-weight="bold" officeooo:paragraph-rsid="0011b1ce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6pt" fo:font-weight="normal" officeooo:paragraph-rsid="0011b1ce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paragraph-rsid="0011b1ce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4pt" fo:font-weight="normal" officeooo:paragraph-rsid="0011b1ce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paragraph-rsid="0015918c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0.9972in"/>
        </style:tab-stops>
      </style:paragraph-properties>
      <style:text-properties fo:font-size="12pt" fo:font-weight="normal" officeooo:paragraph-rsid="0011b1ce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fo:font-weight="normal" officeooo:paragraph-rsid="0011b1ce" style:font-size-asian="16pt" style:font-weight-asian="normal" style:font-size-complex="16pt" style:font-weight-complex="normal"/>
    </style:style>
    <style:style style:name="P20" style:family="paragraph" style:parent-style-name="Horizontal_20_Line">
      <style:text-properties officeooo:paragraph-rsid="0015918c"/>
    </style:style>
    <style:style style:name="P21" style:family="paragraph" style:parent-style-name="Standard">
      <style:paragraph-properties fo:text-align="justify" style:justify-single-word="false"/>
      <style:text-properties officeooo:paragraph-rsid="0015918c"/>
    </style:style>
    <style:style style:name="P22" style:family="paragraph" style:parent-style-name="Standard">
      <style:paragraph-properties fo:text-align="justify" style:justify-single-word="false"/>
      <style:text-properties fo:font-size="14pt" fo:font-weight="bold" officeooo:paragraph-rsid="0015918c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4pt" officeooo:paragraph-rsid="0015918c" style:font-size-asian="14pt" style:font-size-complex="14pt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1b1ce" officeooo:paragraph-rsid="001591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1591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591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officeooo:paragraph-rsid="0015918c"/>
    </style:style>
    <style:style style:name="P28" style:family="paragraph" style:parent-style-name="Standard">
      <style:paragraph-properties fo:text-align="center" style:justify-single-word="false"/>
      <style:text-properties fo:font-size="16pt" fo:font-weight="bold" officeooo:paragraph-rsid="0015918c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dcdd6" style:font-weight-asian="normal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162df4"/>
    </style:style>
    <style:style style:name="T6" style:family="text">
      <style:text-properties fo:font-weight="bold" officeooo:rsid="000fc3b3" style:font-weight-asian="bold" style:font-weight-complex="bold"/>
    </style:style>
    <style:style style:name="T7" style:family="text">
      <style:text-properties officeooo:rsid="0011b1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ASE 1 : Découverte &amp; bases du métier</text:p>
      <text:p text:style-name="P2"/>
      <text:p text:style-name="P3">⏱ Temps estimé : 1 à 2 semaines (~20h)</text:p>
      <text:p text:style-name="P2"/>
      <text:p text:style-name="P4">🎯 Objectifs pédagogiques :</text:p>
      <text:p text:style-name="P2"/>
      <text:p text:style-name="P2"><text:tab/>Comprendre les rôles du <text:span text:style-name="T1">UX Designer</text:span> et du <text:span text:style-name="T1">UI Designer</text:span></text:p>
      <text:p text:style-name="P2"/>
      <text:p text:style-name="P2"><text:tab/>- Assimiler les 5 étapes du <text:span text:style-name="T1">Design Thinking</text:span></text:p>
      <text:p text:style-name="P2"><text:tab/>- Avoir une vue d’ensemble du <text:span text:style-name="T2">process</text:span><text:span text:style-name="T3">u</text:span><text:span text:style-name="T2">s complet UX/UI</text:span></text:p>
      <text:p text:style-name="P5"/>
      <text:p text:style-name="P6"><text:s/>🧠 À apprendre:</text:p>
      <text:p text:style-name="P2"/>
      <text:p text:style-name="P2"><text:s/><text:tab/><text:span text:style-name="T1">1. C’est quoi l’UX et l’UI:</text:span></text:p>
      <text:p text:style-name="P2"/>
      <text:p text:style-name="P2"><text:tab/>- Comprendre les différences fondamentales entre UX et UI</text:p>
      <text:p text:style-name="P2"><text:tab/>- Savoir ce que fait un UX/UI Designer au quotidien</text:p>
      <text:p text:style-name="P2"/>
      <text:p text:style-name="P4"><text:tab/><text:span text:style-name="T4">📹 Vidéos :</text:span></text:p>
      <text:p text:style-name="P2"/>
      <text:p text:style-name="P7"><text:tab/>- UX vs UI : Quelle est la différence ?</text:p>
      <text:p text:style-name="P7"><text:tab/><text:tab/>(https://www.youtube.com/watch?v=5CxXhyhT6Fc)</text:p>
      <text:p text:style-name="P7"><text:tab/>- UX vs UI Explained Simply.</text:p>
      <text:p text:style-name="P7"><text:tab/><text:tab/>(https://youtu.be/9BdtGjoIN4E)</text:p>
      <text:p text:style-name="P2"/>
      <text:p text:style-name="Horizontal_20_Line"/>
      <text:p text:style-name="P2"/>
      <text:p text:style-name="P8"><text:tab/>2. Le Design Thinking:</text:p>
      <text:p text:style-name="P2"/>
      <text:p text:style-name="P2"><text:tab/>- Le modèle en 5 étapes : empathie, définition, idéation, prototypage, test.</text:p>
      <text:p text:style-name="P2"/>
      <text:p text:style-name="P2"><text:tab/>📹 Vidéos :</text:p>
      <text:p text:style-name="P2"/>
      <text:p text:style-name="P7"><text:tab/>- Design Thinking expliqué en 5 minutes.</text:p>
      <text:p text:style-name="P7"><text:tab/><text:tab/>(https://www.youtube.com/watch?v=_r0VX-aU_T8)</text:p>
      <text:p text:style-name="P7"><text:tab/>- Design Thinking par Google.</text:p>
      <text:p text:style-name="P7"><text:tab/><text:tab/>(https://www.youtube.com/watch?v=V8eLdbKXGzk)</text:p>
      <text:p text:style-name="P2"/>
      <text:p text:style-name="Horizontal_20_Line"/>
      <text:p text:style-name="P2"/>
      <text:p text:style-name="P8"><text:tab/>3. Le processus UX/UI complet</text:p>
      <text:p text:style-name="P2"/>
      <text:p text:style-name="P2"><text:tab/>- Comprendre les étapes clés : recherche, analyse, wireframing, UI, test, itérations.</text:p>
      <text:p text:style-name="P2"/>
      <text:p text:style-name="P2"><text:tab/>📹 Vidéos :</text:p>
      <text:p text:style-name="P2"/>
      <text:p text:style-name="P7"><text:tab/>- Design Process.</text:p>
      <text:p text:style-name="P7"><text:tab/><text:tab/>(https://www.youtube.com/watch?v=rUUaNWD_wNs)</text:p>
      <text:p text:style-name="P2"/>
      <text:p text:style-name="P2"/>
      <text:p text:style-name="Horizontal_20_Line"><text:soft-page-break/></text:p>
      <text:p text:style-name="P9"/>
      <text:p text:style-name="P9">🎨 Mini-projet:</text:p>
      <text:p text:style-name="P2"/>
      <text:p text:style-name="P2"><text:tab/>Créer une fiche de synthèse UX/UI dans Miro ou Figma.</text:p>
      <text:p text:style-name="P2"/>
      <text:p text:style-name="P2"><text:tab/>- Éléments à inclure :</text:p>
      <text:p text:style-name="P2"><text:s text:c="2"/><text:tab/> <text:s/>- Différence UX vs UI (avec exemples)</text:p>
      <text:p text:style-name="P2"><text:s/><text:tab/> <text:s/>- Schéma du Design Thinking (5 étapes)</text:p>
      <text:p text:style-name="P2"><text:s text:c="2"/><text:tab/> <text:s/>- Schéma du processus UX/UI complet (7 à 9 étapes selon les sources)</text:p>
      <text:p text:style-name="P2"/>
      <text:p text:style-name="P2"><text:tab/>📌Objectif : créer ta première documentation claire et visuelle t'approprier la logique du <text:tab/><text:tab/>métier et <text:span text:style-name="T1">un support pédagogique que tu peux réutiliser</text:span></text:p>
      <text:p text:style-name="P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PHASE 2 : UX Design approfondi</text:p>
      <text:p text:style-name="P10"/>
      <text:p text:style-name="P12">⏱ Temps estimé : 5/6 semaines</text:p>
      <text:p text:style-name="P10"/>
      <text:p text:style-name="P13">🎯 <text:span text:style-name="T2">Objectifs :</text:span></text:p>
      <text:p text:style-name="P14"/>
      <text:p text:style-name="P15"><text:tab/>- Savoir mener une recherche utilisateur</text:p>
      <text:p text:style-name="P15"><text:tab/>- Créer des personas, user flows, wireframes</text:p>
      <text:p text:style-name="P15"><text:tab/>- Apprendre à tester une interface</text:p>
      <text:p text:style-name="P15"/>
      <text:p text:style-name="Horizontal_20_Line"/>
      <text:p text:style-name="P14"/>
      <text:p text:style-name="P16">🧠 À apprendre (dans l’ordre) :</text:p>
      <text:p text:style-name="P15"/>
      <text:p text:style-name="P15"><text:tab/>1. Recherche utilisateur</text:p>
      <text:p text:style-name="P15"><text:tab/>2. Personas &amp; Empathy Map</text:p>
      <text:p text:style-name="P15"><text:tab/>3. User Journey / Flow</text:p>
      <text:p text:style-name="P15"><text:tab/>4. Information Architecture</text:p>
      <text:p text:style-name="P15"><text:tab/>5. Wireframes basse fidélité</text:p>
      <text:p text:style-name="P15"><text:tab/>6. Tests utilisateurs &amp; itérations</text:p>
      <text:p text:style-name="P15"/>
      <text:p text:style-name="Horizontal_20_Line"/>
      <text:p text:style-name="P16">📚 Ressources :</text:p>
      <text:p text:style-name="P14"/>
      <text:p text:style-name="P17"><text:tab/>- 🎓 Google UX Design - Cours 2 à 4 (Coursera)</text:p>
      <text:p text:style-name="P17"><text:tab/><text:tab/>(https://www.coursera.org/professional-certificates/google-ux-design)</text:p>
      <text:p text:style-name="P15"><text:tab/>- 🧰 Outils :</text:p>
      <text:p text:style-name="P15"><text:tab/><text:tab/>-&gt; Figma, miro</text:p>
      <text:p text:style-name="P15"><text:tab/><text:tab/>-&gt; Papier/crayon ou <text:span text:style-name="T5">Figma</text:span> pour wireframes</text:p>
      <text:p text:style-name="P15"/>
      <text:p text:style-name="Horizontal_20_Line"/>
      <text:p text:style-name="Text_20_body"/>
      <text:p text:style-name="P16">🎯 Projets a faire:</text:p>
      <text:p text:style-name="P16"/>
      <text:p text:style-name="P18">- Comme pour la phase 1, il faut créer des supports de documentation sur les 6 points afin de s'en servir comme exemples et comme notes pour plus tard.</text:p>
      <text:p text:style-name="P18"/>
      <text:p text:style-name="P18">- Choisir un projet de site web ou d'application et réaliser les 6 points pour ce projet (ça peut être l'application de liste de courses ou autre chose de ton choix).</text:p>
      <text:p text:style-name="P19"/>
      <text:p text:style-name="P12"/>
      <text:p text:style-name="P12"/>
      <text:p text:style-name="P12"/>
      <text:p text:style-name="P10"/>
      <text:p text:style-name="P10"/>
      <text:p text:style-name="P10"><text:soft-page-break/></text:p>
      <text:p text:style-name="P10">PHASE 3 : UI Design &amp; Design Systems</text:p>
      <text:p text:style-name="P10"/>
      <text:p text:style-name="P10">PHASE 4 : Prototypage + notions d'intégration</text:p>
      <text:p text:style-name="P10"/>
      <text:p text:style-name="P10">PHASE 5 : Portfolio &amp; identité pro</text:p>
      <text:p text:style-name="P10"/>
      <text:p text:style-name="P20"/>
      <text:p text:style-name="P21"/>
      <text:p text:style-name="P22"><text:s/>Tips supplémentaires</text:p>
      <text:p text:style-name="P21"/>
      <text:p text:style-name="P21"><text:tab/>- Note toutes tes <text:span text:style-name="T6">r</text:span><text:span text:style-name="T1">éflexions personnelles</text:span>: ce que tu comprends, ce qui t'inspire, ce qui te semble flou</text:p>
      <text:p text:style-name="P21">- Commence à suivre des designers sur les reseaux pour t’imprégner du langage métier.</text:p>
      <text:p text:style-name="P21"/>
      <text:p text:style-name="P23"/>
      <text:p text:style-name="P23">📌 Exemple de <text:span text:style-name="T1">planning hebdomadaire</text:span> (1<text:span text:style-name="T7">2</text:span>h/semaine) :</text:p>
      <text:p text:style-name="P21"/>
      <table:table table:name="Table2" table:style-name="Table2" table:template-name="Default Style">
        <table:table-column table:style-name="Table2.A" table:number-columns-repeated="3"/>
        <table:table-row>
          <table:table-cell table:style-name="Table2.A1" office:value-type="string">
            <text:p text:style-name="P24">Jour</text:p>
          </table:table-cell>
          <table:table-cell table:style-name="Table2.A1" office:value-type="string">
            <text:p text:style-name="P25">Tâches</text:p>
          </table:table-cell>
          <table:table-cell table:style-name="Table2.C1" office:value-type="string">
            <text:p text:style-name="P25">Durée</text:p>
          </table:table-cell>
        </table:table-row>
        <table:table-row>
          <table:table-cell table:style-name="Table2.A2" office:value-type="string">
            <text:p text:style-name="P26">Lundi soir</text:p>
          </table:table-cell>
          <table:table-cell table:style-name="Table2.A2" office:value-type="string">
            <text:p text:style-name="P26">Regarder vidéos ou cours</text:p>
          </table:table-cell>
          <table:table-cell table:style-name="Table2.C2" office:value-type="string">
            <text:p text:style-name="P26">2h</text:p>
          </table:table-cell>
        </table:table-row>
        <table:table-row table:style-name="Table2.3">
          <table:table-cell table:style-name="Table2.A2" office:value-type="string">
            <text:p text:style-name="P26">Mercredi soir</text:p>
          </table:table-cell>
          <table:table-cell table:style-name="Table2.A2" office:value-type="string">
            <text:p text:style-name="P26">Exercice pratique (persona, UI, etc.)</text:p>
          </table:table-cell>
          <table:table-cell table:style-name="Table2.C2" office:value-type="string">
            <text:p text:style-name="P26">2h</text:p>
          </table:table-cell>
        </table:table-row>
        <table:table-row>
          <table:table-cell table:style-name="Table2.A2" office:value-type="string">
            <text:p text:style-name="P27">Samedi ou Dimanche</text:p>
          </table:table-cell>
          <table:table-cell table:style-name="Table2.A2" office:value-type="string">
            <text:p text:style-name="P27">Projet + pratique</text:p>
          </table:table-cell>
          <table:table-cell table:style-name="Table2.C2" office:value-type="string">
            <text:p text:style-name="P27">8<text:span text:style-name="T7">h</text:span></text:p>
          </table:table-cell>
        </table:table-row>
      </table:table>
      <text:p text:style-name="P21"/>
      <text:p text:style-name="P28"/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7T15:10:40.432861456</meta:creation-date>
    <meta:print-date>2025-08-07T11:57:44.129287301</meta:print-date>
    <meta:printed-by>PDF files</meta:printed-by>
    <dc:date>2025-08-07T11:57:24.216755144</dc:date>
    <meta:editing-duration>PT23M43S</meta:editing-duration>
    <meta:editing-cycles>6</meta:editing-cycles>
    <meta:generator>LibreOffice/25.2.0.3$Linux_X86_64 LibreOffice_project/e1cf4a87eb02d755bce1a01209907ea5ddc8f069</meta:generator>
    <meta:document-statistic meta:table-count="1" meta:image-count="0" meta:object-count="0" meta:page-count="4" meta:paragraph-count="75" meta:word-count="465" meta:character-count="2873" meta:non-whitespace-character-count="2415"/>
  </office:meta>
</office:document-meta>
</file>